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2*"/>
    </style:style>
    <style:style style:name="Tableau1.B" style:family="table-column">
      <style:table-column-properties style:column-width="5.87cm" style:rel-column-width="22631*"/>
    </style:style>
    <style:style style:name="Tableau1.C" style:family="table-column">
      <style:table-column-properties style:column-width="5.463cm" style:rel-column-width="21062*"/>
    </style:style>
    <style:style style:name="Tableau1.1" style:family="table-row">
      <style:table-row-properties style:min-row-height="0.609cm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5" style:family="paragraph" style:parent-style-name="UrbanBody">
      <style:paragraph-properties fo:margin-top="0.049cm" fo:margin-bottom="0cm" fo:text-align="start" style:justify-single-word="false"/>
      <style:text-properties style:font-name="Times New Roman" fo:font-size="12pt" style:font-size-asian="10.5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0.5pt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au collège communal</text:p>
      <text:p text:style-name="UrbanBody"/>
      <text:p text:style-name="UrbanBody"><text:span text:style-name="T3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Title2">Initialisation du rapport au collège</text:p>
      <text:p text:style-name="UrbanBody"/>
      <text:p text:style-name="P3">Référence <text:span text:style-name="T4">: Conditions complémentaires ...</text:span></text:p>
      <text:p text:style-name="P3">Activité <text:span text:style-name="T4">: ADT Gest. Permis </text:span></text:p>
      <text:p text:style-name="P3">Attribution de <text:span text:style-name="T4">: </text:span></text:p>
      <text:p text:style-name="P3">Agent<text:span text:style-name="T4"> : </text:span><text:span text:style-name="T4"><text:text-input text:description="Agent traitant-Prénom">self.getFoldermanagers()[0].getName2()</text:text-input></text:span><text:span text:style-name="T4"> </text:span><text:span text:style-name="T4"><text:text-input text:description="Agent traitant-Nom">self.getFoldermanagers()[0].getName1()</text:text-input></text:span></text:p>
      <text:p text:style-name="P3">Responsable <text:span text:style-name="T4">: </text:span></text:p>
      <text:p text:style-name="P3">Objet de la demande <text:span text:style-name="T4">: Conditions complémentaires ...</text:span></text:p>
      <text:p text:style-name="P3">Date du rapport <text:span text:style-name="T4">:</text:span> <text:span text:style-name="T5"><text:text-input text:description="Evénement-Date">urbanEventObj.getFormattedDate(translatemonth=False)</text:text-input></text:span></text:p>
      <text:p text:style-name="P3"/>
      <text:p text:style-name="UrbanTitle2">Exposé du dossier</text:p>
      <text:p text:style-name="UrbanTitle2"/>
      <text:p text:style-name="UrbanBody">Conformément à l’article 14§4 et §5 du décret du 11-03-1999 relatif au permis d’environnement, le Collège communal ou son délégué peut prescrire des conditions complémentaires si les conditions intégrales ne sont pas définies par le Gouvernement wallon. </text:p>
      <text:p text:style-name="UrbanBody">Pour cet établissement ...</text:p>
      <text:p text:style-name="UrbanBody">Il est donc proposé au Collège d’émettre les conditions complémentaires reprises dans la délibération jointe au présent rapport. </text:p>
      <text:p text:style-name="UrbanBody"/>
      <text:p text:style-name="UrbanTitle2">Proposition</text:p>
      <text:p text:style-name="UrbanTitle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Suivi d 'éxécution  <text:s/><draw:control text:anchor-type="as-char" svg:y="-0.422cm" draw:z-index="1" draw:style-name="gr1" draw:text-style-name="P7" svg:width="0.368cm" svg:height="0.662cm" draw:control="control1"/></text:p>
          </table:table-cell>
          <table:table-cell table:style-name="Tableau1.A1" office:value-type="string">
            <text:p text:style-name="P5">Date d'éxécution :</text:p>
          </table:table-cell>
          <table:table-cell table:style-name="Tableau1.A1" office:value-type="string">
            <text:p text:style-name="P4">Dossier soumis à la tutelle <text:s/><draw:control text:anchor-type="as-char" svg:y="-0.448cm" draw:z-index="2" draw:style-name="gr1" draw:text-style-name="P7" svg:width="0.368cm" svg:height="0.662cm" draw:control="control2"/></text:p>
          </table:table-cell>
        </table:table-row>
      </table:table>
      <text:p text:style-name="UrbanTitle2"/>
      <text:p text:style-name="UrbanTitle3">Motivations légales et réglementaires : </text:p>
      <text:p text:style-name="UrbanTitle3"/>
      <text:p text:style-name="UrbanBody">Conformément à l’article 14§4 et §5 du décret du 11-03-1999 relatif au permis d’environnement, le Collège communal ou son délégué peut prescrire des conditions complémentaires si les conditions intégrales ne sont pas définies par le Gouvernement wallon. <text:s text:c="39"/></text:p>
      <text:p text:style-name="UrbanBody"/>
      <text:p text:style-name="UrbanTitle3">Proposition de service : </text:p>
      <text:p text:style-name="Text_20_body">- d’émettre des conditions complémentaires relatives à la vente de véhicules d'occasion, suivant l’article 14 du décret relatif au permis d’environnement du 11 mars 1999 et ce jusqu’à ce que les conditions intégrales soient définies par le GW.</text:p>
      <text:p text:style-name="Text_20_body">Ces conditions sont :</text:p>
      <text:p text:style-name="UrbanBody"><text:soft-page-break/><office:annotation><dc:creator>Simon Delcourt</dc:creator><dc:date>2012-12-04T10:26:00</dc:date><text:p><text:span text:style-name="T6">do text </text:span></text:p><text:p>from xhtml(self.portal_urban.decorateHTML('UrbanBody',self.getAdditionalConditions()))</text:p></office:annotatio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5:23:52</dc:date>
    <dc:language>fr-FR</dc:language>
    <meta:editing-cycles>71</meta:editing-cycles>
    <meta:editing-duration>P1DT8H33M34S</meta:editing-duration>
    <dc:creator>Simon Delcourt</dc:creator>
    <meta:document-statistic meta:table-count="1" meta:image-count="0" meta:object-count="0" meta:page-count="2" meta:paragraph-count="27" meta:word-count="216" meta:character-count="1580" meta:non-whitespace-character-count="1338"/>
    <meta:user-defined meta:name="Info 1"/>
    <meta:user-defined meta:name="Info 2"/>
    <meta:user-defined meta:name="Info 3"/>
    <meta:user-defined meta:name="Info 4"/>
  </office:meta>
</office:document-meta>
</file>